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5.7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4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style:font-name="Comfortaa Medium"/>
    </style:style>
    <style:style style:name="ce55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4"/>
          <table:table-cell table:style-name="ce14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54"/>
          <table:table-cell table:style-name="ce14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54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54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4"/>
          <table:table-cell table:style-name="ce14"/>
          <table:covered-table-cell table:number-columns-repeated="4" table:style-name="ce54"/>
          <table:table-cell table:style-name="ce14"/>
          <table:covered-table-cell table:number-columns-repeated="4" table:style-name="ce54"/>
          <table:table-cell table:style-name="ce1"/>
          <table:covered-table-cell table:number-columns-repeated="4" table:style-name="ce54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4"/>
          <table:table-cell table:style-name="ce55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4"/>
          <table:table-cell table:style-name="ce55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55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/>
          <table:table-cell table:style-name="ce82"/>
          <table:table-cell table:style-name="ce9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 table:number-columns-repeated="44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7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82" calcext:value-type="float">
            <text:p>8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08:09:56.6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22</meta:editing-cycles>
    <meta:editing-duration>PT2H38S</meta:editing-duration>
    <dc:date>2021-04-22T08:30:30.267000000</dc:date>
    <meta:document-statistic meta:table-count="1" meta:cell-count="565" meta:object-count="0"/>
  </office:meta>
</office:document-meta>
</file>